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.499cm" fo:margin-bottom="0cm" loext:contextual-spacing="false" fo:line-height="150%" fo:text-align="justify" style:justify-single-word="false"/>
      <style:text-properties style:font-name="FreeSans" fo:font-size="12pt" officeooo:rsid="000131e5" officeooo:paragraph-rsid="000131e5" style:font-size-asian="10.5pt" style:font-size-complex="12pt"/>
    </style:style>
    <style:style style:name="P2" style:family="paragraph" style:parent-style-name="Preformatted_20_Text" style:list-style-name="L1">
      <style:paragraph-properties fo:margin-top="0.499cm" fo:margin-bottom="0cm" loext:contextual-spacing="false" fo:line-height="150%" fo:text-align="justify" style:justify-single-word="false"/>
      <style:text-properties style:font-name="FreeSans" fo:font-size="12pt" officeooo:rsid="000283f6" officeooo:paragraph-rsid="000283f6" style:font-size-asian="10.5pt" style:font-size-complex="12pt"/>
    </style:style>
    <style:style style:name="P3" style:family="paragraph" style:parent-style-name="Preformatted_20_Text" style:list-style-name="L1">
      <style:paragraph-properties fo:margin-top="0.499cm" fo:margin-bottom="0cm" loext:contextual-spacing="false" fo:line-height="150%" fo:text-align="justify" style:justify-single-word="false"/>
      <style:text-properties style:font-name="FreeSans" fo:font-size="12pt" fo:font-style="normal" officeooo:rsid="00034851" officeooo:paragraph-rsid="00034851" style:font-size-asian="10.5pt" style:font-style-asian="normal" style:font-size-complex="12pt" style:font-style-complex="normal"/>
    </style:style>
    <style:style style:name="T1" style:family="text">
      <style:text-properties officeooo:rsid="000283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00469451" text:style-name="L1">
        <text:list-item>
          <text:p text:style-name="P1">O cliente aprovou o estilo e aparência dos botões presentes nas telas, tanto na parte de usuários quanto na de cadastro e alteração de produtos</text:p>
        </text:list-item>
        <text:list-item>
          <text:p text:style-name="P1">O cliente sugeriu reduzir a altera<text:span text:style-name="T1">ção</text:span> do cabeçalho nas telas nas quais ele ocupa 30% da altura (redução para 20%)</text:p>
        </text:list-item>
        <text:list-item>
          <text:p text:style-name="P1">O cliente sugeriu melhoras nos formulários das telas 12 e 13</text:p>
        </text:list-item>
        <text:list-item>
          <text:p text:style-name="P1">O cliente aprovou as tabelas presentes nas telas, tanto na listagem de produtos quanto na listagem de usuários</text:p>
        </text:list-item>
        <text:list-item>
          <text:p text:style-name="P1">O cliente sugeriu mais estilizações nas fontes escolhidas (cor, tamanho, tipo, família)</text:p>
        </text:list-item>
        <text:list-item>
          <text:p text:style-name="P2">O cliente sugeriu melhoras para as telas <text:span text:style-name="T2">mobile</text:span> a fim de tornar o visual mais limpo</text:p>
        </text:list-item>
        <text:list-item>
          <text:p text:style-name="P2">O cliente aprovou, nas telas de visualização de produtos, o <text:span text:style-name="T2">grid</text:span> de 4 colunas para as telas <text:span text:style-name="T2">desktop</text:span><text:span text:style-name="T3"> e a redução para 1 coluna nas telas </text:span><text:span text:style-name="T2">mobile</text:span></text:p>
        </text:list-item>
        <text:list-item>
          <text:p text:style-name="P3">O cliente aprovou os estilos da barra de navegação / categor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20:29:12.437686976</dc:date>
    <meta:editing-duration>PT20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48" meta:character-count="809" meta:non-whitespace-character-count="677"/>
  </office:meta>
</office:document-meta>
</file>